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.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26cm" fo:min-width="0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.2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315cm" loext:decorative="false"/>
      <style:paragraph-properties style:writing-mode="lr-tb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126cm" fo:min-width="0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Puntas_20_de_20_flecha_20_6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30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289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" style:family="graphic" style:parent-style-name="objectwithoutfill">
      <style:graphic-properties draw:marker-end="Puntas_20_de_20_flecha_20_7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.5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Puntas_20_de_20_flecha_20_9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Puntas_20_de_20_flecha_20_10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Puntas_20_de_20_flecha_20_11" draw:marker-end-width="0.3cm"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0.308cm" fo:min-width="0.1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258cm" fo:min-width="0.247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18cm" fo:min-width="0.614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19cm" fo:min-width="0.23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96cm" fo:min-width="1.272cm" loext:decorative="false"/>
    </style:style>
    <style:style style:name="gr25" style:family="graphic" style:parent-style-name="standard">
      <style:graphic-properties draw:textarea-horizontal-align="justify" draw:textarea-vertical-align="middle" draw:auto-grow-height="false" fo:min-height="0.296cm" fo:min-width="0.892cm" loext:decorative="false"/>
      <style:paragraph-properties style:writing-mode="lr-tb"/>
    </style:style>
    <style:style style:name="gr26" style:family="graphic" style:parent-style-name="objectwithoutfill">
      <style:graphic-properties draw:fill="none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6cm" fo:min-width="0cm" loext:decorative="false"/>
      <style:paragraph-properties style:writing-mode="lr-tb"/>
    </style:style>
    <style:style style:name="gr28" style:family="graphic" style:parent-style-name="objectwithoutfill">
      <style:graphic-properties draw:marker-end="Puntas_20_de_20_flecha_20_12" draw:marker-end-width="0.3cm" draw:fill="none" draw:textarea-vertical-align="middle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0.464cm" fo:min-width="0.536cm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296cm" fo:min-width="0.904cm" loext:decorative="false"/>
      <style:paragraph-properties style:writing-mode="lr-tb"/>
    </style:style>
    <style:style style:name="gr31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gr32" style:family="graphic" style:parent-style-name="objectwithoutfill">
      <style:graphic-properties draw:marker-end="Puntas_20_de_20_flecha_20_13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1.25cm" svg:height="0.25cm" svg:x="11.75cm" svg:y="9.25cm">
          <text:p text:style-name="P1">Participan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75cm" svg:x="8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" draw:id="id7" draw:layer="layout" svg:width="1.25cm" svg:height="0.25cm" svg:x="14.5cm" svg:y="11.75cm">
          <text:p text:style-name="P1">Partidas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1.5cm" svg:height="0.5cm" svg:x="11.5cm" svg:y="10.2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xml:id="id2" draw:id="id2" draw:layer="layout" svg:width="0.75cm" svg:height="0.565cm" svg:x="12cm" svg:y="10.185cm">
          <draw:text-box>
            <text:p>Es un</text:p>
          </draw:text-box>
        </draw:frame>
        <draw:connector draw:style-name="gr5" draw:text-style-name="P1" draw:layer="layout" svg:x1="12.375cm" svg:y1="9.5cm" svg:x2="12.375cm" svg:y2="10.185cm" draw:start-shape="id1" draw:start-glue-point="2" draw:end-shape="id2" svg:d="M12375 9500v685" svg:viewBox="0 0 1 686">
          <text:p/>
        </draw:connector>
        <draw:custom-shape draw:style-name="gr1" draw:text-style-name="P2" xml:id="id4" draw:id="id4" draw:layer="layout" svg:width="1.25cm" svg:height="0.25cm" svg:x="10cm" svg:y="11.5cm">
          <text:p text:style-name="P1">Jugadores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25cm" svg:height="0.25cm" svg:x="13cm" svg:y="11.5cm">
          <text:p text:style-name="P1">Arbitros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-1.501cm 1.001cm" svg:x1="12.25cm" svg:y1="10.75cm" svg:x2="10.625cm" svg:y2="11.5cm" draw:start-shape="id3" draw:start-glue-point="4" draw:end-shape="id4" draw:end-glue-point="0" svg:d="M12250 10750h-1750v249h125v501" svg:viewBox="0 0 1751 751">
          <text:p/>
        </draw:connector>
        <draw:connector draw:style-name="gr7" draw:text-style-name="P4" draw:layer="layout" draw:line-skew="-1.501cm -1.251cm" svg:x1="12.25cm" svg:y1="10.75cm" svg:x2="13.625cm" svg:y2="11.5cm" draw:start-shape="id3" draw:start-glue-point="4" draw:end-shape="id5" draw:end-glue-point="0" svg:d="M12250 10750h1250v249h125v501" svg:viewBox="0 0 1376 751">
          <text:p/>
        </draw:connector>
        <draw:custom-shape draw:style-name="gr8" draw:text-style-name="P2" xml:id="id6" draw:id="id6" draw:layer="layout" svg:width="1cm" svg:height="0.75cm" svg:x="14.5cm" svg:y="9.75cm">
          <text:p text:style-name="P1">Particip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15cm" svg:y1="10.5cm" svg:x2="15.125cm" svg:y2="11.75cm" draw:start-shape="id6" draw:start-glue-point="6" draw:end-shape="id7" draw:end-glue-point="0" svg:d="M15000 10500v626h125v624" svg:viewBox="0 0 126 1251">
          <text:p/>
        </draw:connector>
        <draw:frame draw:style-name="gr10" draw:text-style-name="P3" draw:layer="layout" svg:width="1.807cm" svg:height="0.408cm" svg:x="15.193cm" svg:y="10.592cm">
          <draw:text-box>
            <text:p>Participante participa</text:p>
          </draw:text-box>
        </draw:frame>
        <draw:frame draw:style-name="gr11" draw:text-style-name="P3" draw:layer="layout" svg:width="0.789cm" svg:height="0.408cm" svg:x="15.25cm" svg:y="10.842cm">
          <draw:text-box>
            <text:p>(1,n)</text:p>
          </draw:text-box>
        </draw:frame>
        <draw:custom-shape draw:style-name="gr1" draw:text-style-name="P2" xml:id="id9" draw:id="id9" draw:layer="layout" svg:width="1.25cm" svg:height="0.25cm" svg:x="21.014cm" svg:y="9.552cm">
          <text:p text:style-name="P1">Hotel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cm" svg:y1="9.375cm" svg:x2="14.5cm" svg:y2="10.125cm" draw:start-shape="id1" draw:start-glue-point="1" draw:end-shape="id6" draw:end-glue-point="5" svg:d="M13000 9375h750v750h750" svg:viewBox="0 0 1501 751">
          <text:p/>
        </draw:connector>
        <draw:custom-shape draw:style-name="gr8" draw:text-style-name="P2" xml:id="id8" draw:id="id8" draw:layer="layout" svg:width="1cm" svg:height="0.75cm" svg:x="17.988cm" svg:y="9.256cm">
          <text:p text:style-name="P1">Aloj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2.375cm" svg:y1="9.25cm" svg:x2="17.988cm" svg:y2="9.631cm" draw:start-shape="id1" draw:start-glue-point="0" draw:end-shape="id8" draw:end-glue-point="5" svg:d="M12375 9250v-501h3119v882h2494" svg:viewBox="0 0 5614 883">
          <text:p/>
        </draw:connector>
        <draw:connector draw:style-name="gr5" draw:text-style-name="P1" draw:layer="layout" svg:x1="18.988cm" svg:y1="9.631cm" svg:x2="21.014cm" svg:y2="9.677cm" draw:start-shape="id8" draw:start-glue-point="7" draw:end-shape="id9" draw:end-glue-point="3" svg:d="M18988 9631h1014v46h1012" svg:viewBox="0 0 2027 47">
          <text:p/>
        </draw:connector>
        <draw:custom-shape draw:style-name="gr12" draw:text-style-name="P1" xml:id="id10" draw:id="id10" draw:layer="layout" svg:width="0.25cm" svg:height="0.25cm" svg:x="19.379cm" svg:y="8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svg:x1="18.488cm" svg:y1="9.256cm" svg:x2="19.415cm" svg:y2="8.381cm" draw:start-shape="id8" draw:start-glue-point="4" draw:end-shape="id10" draw:end-glue-point="7" svg:d="M18488 9256v-875h927" svg:viewBox="0 0 928 876">
          <text:p/>
        </draw:connector>
        <draw:frame draw:style-name="gr14" draw:text-style-name="P3" draw:layer="layout" svg:width="2.25cm" svg:height="1.25cm" svg:x="4.092cm" svg:y="7.036cm">
          <draw:text-box>
            <text:p>Hotel</text:p>
            <text:p>*Nombre</text:p>
            <text:p>*Dirección</text:p>
            <text:p>+Teléfono</text:p>
          </draw:text-box>
        </draw:frame>
        <draw:custom-shape draw:style-name="gr1" draw:text-style-name="P2" xml:id="id12" draw:id="id12" draw:layer="layout" svg:width="1.25cm" svg:height="0.25cm" svg:x="14.49cm" svg:y="15.199cm">
          <text:p text:style-name="P1">Jornadas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1.5cm" svg:height="0.5cm" svg:x="14.24cm" svg:y="16.26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0.75cm" svg:height="0.565cm" svg:x="14.74cm" svg:y="16.199cm">
          <draw:text-box>
            <text:p>Es un</text:p>
          </draw:text-box>
        </draw:frame>
        <draw:connector draw:style-name="gr5" draw:text-style-name="P1" draw:layer="layout" svg:x1="14.99cm" svg:y1="16.264cm" svg:x2="15.115cm" svg:y2="15.449cm" draw:start-shape="id11" draw:start-glue-point="7" draw:end-shape="id12" draw:end-glue-point="2" svg:d="M14990 16264v-408h125v-407" svg:viewBox="0 0 126 816">
          <text:p/>
        </draw:connector>
        <draw:custom-shape draw:style-name="gr3" draw:text-style-name="P2" xml:id="id13" draw:id="id13" draw:layer="layout" svg:width="0.75cm" svg:height="0.25cm" svg:x="13.99cm" svg:y="18.449cm">
          <text:p text:style-name="P1">Año</text:p>
          <draw:enhanced-geometry svg:viewBox="0 0 21600 21600" draw:type="rectangle" draw:enhanced-path="M 0 0 L 21600 0 21600 21600 0 21600 0 0 Z N"/>
        </draw:custom-shape>
        <draw:custom-shape draw:style-name="gr15" draw:text-style-name="P2" xml:id="id14" draw:id="id14" draw:layer="layout" svg:width="1cm" svg:height="0.25cm" svg:x="15.24cm" svg:y="18.449cm">
          <text:p text:style-name="P1">Mes</text:p>
          <draw:enhanced-geometry svg:viewBox="0 0 21600 21600" draw:type="rectangle" draw:enhanced-path="M 0 0 L 21600 0 21600 21600 0 21600 0 0 Z N"/>
        </draw:custom-shape>
        <draw:custom-shape draw:style-name="gr15" draw:text-style-name="P2" xml:id="id15" draw:id="id15" draw:layer="layout" svg:width="1cm" svg:height="0.25cm" svg:x="16.49cm" svg:y="18.449cm">
          <text:p text:style-name="P1">Día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4.99cm" svg:y1="16.764cm" svg:x2="14.365cm" svg:y2="18.449cm" draw:start-shape="id11" draw:start-glue-point="4" draw:end-shape="id13" draw:end-glue-point="0" svg:d="M14990 16764v843h-625v842" svg:viewBox="0 0 626 1686">
          <text:p/>
        </draw:connector>
        <draw:connector draw:style-name="gr17" draw:text-style-name="P4" draw:layer="layout" svg:x1="14.99cm" svg:y1="16.764cm" svg:x2="15.74cm" svg:y2="18.449cm" draw:start-shape="id11" draw:start-glue-point="4" draw:end-shape="id14" draw:end-glue-point="0" svg:d="M14990 16764v843h750v842" svg:viewBox="0 0 751 1686">
          <text:p/>
        </draw:connector>
        <draw:connector draw:style-name="gr18" draw:text-style-name="P4" draw:layer="layout" svg:x1="14.99cm" svg:y1="16.764cm" svg:x2="16.99cm" svg:y2="18.449cm" draw:start-shape="id11" draw:start-glue-point="4" draw:end-shape="id15" draw:end-glue-point="0" svg:d="M14990 16764v843h2000v842" svg:viewBox="0 0 2001 1686">
          <text:p/>
        </draw:connector>
        <draw:custom-shape draw:style-name="gr12" draw:text-style-name="P1" draw:layer="layout" svg:width="0.25cm" svg:height="0.25cm" svg:x="14.846cm" svg:y="1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16" draw:id="id16" draw:layer="layout" svg:width="1.237cm" svg:height="1.114cm" svg:x="14.471cm" svg:y="12.621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5.09cm" svg:y1="12.621cm" svg:x2="15.125cm" svg:y2="12cm" draw:start-shape="id16" draw:start-glue-point="4" draw:end-shape="id7" draw:end-glue-point="2" svg:d="M15090 12621v-310h35v-311" svg:viewBox="0 0 36 622">
          <text:p/>
        </draw:connector>
        <draw:connector draw:style-name="gr5" draw:text-style-name="P1" draw:layer="layout" svg:x1="15.09cm" svg:y1="13.735cm" svg:x2="15.115cm" svg:y2="15.199cm" draw:start-shape="id16" draw:start-glue-point="6" draw:end-shape="id12" draw:end-glue-point="0" svg:d="M15090 13735v733h25v731" svg:viewBox="0 0 26 1465">
          <text:p/>
        </draw:connector>
        <draw:frame draw:style-name="gr20" draw:text-style-name="P3" draw:layer="layout" svg:width="1.196cm" svg:height="0.565cm" svg:x="15.597cm" svg:y="14.471cm">
          <draw:text-box>
            <text:p>Tiene lugar</text:p>
            <text:p>(1,n)</text:p>
          </draw:text-box>
        </draw:frame>
        <draw:frame draw:style-name="gr20" draw:text-style-name="P3" draw:layer="layout" svg:width="1.537cm" svg:height="0.565cm" svg:x="15.541cm" svg:y="12.366cm">
          <draw:text-box>
            <text:p>Tiene lugar días </text:p>
            <text:p>(0,n)</text:p>
          </draw:text-box>
        </draw:frame>
        <draw:frame draw:style-name="gr20" draw:text-style-name="P3" draw:layer="layout" svg:width="0.89cm" svg:height="0.408cm" svg:x="20.142cm" svg:y="7.976cm">
          <draw:text-box>
            <text:p>Fecha</text:p>
          </draw:text-box>
        </draw:frame>
        <draw:custom-shape draw:style-name="gr21" draw:text-style-name="P1" xml:id="id17" draw:id="id17" draw:layer="layout" svg:width="1.493cm" svg:height="1.014cm" svg:x="20.999cm" svg:y="10.605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1.114cm" svg:height="0.468cm" svg:x="21.323cm" svg:y="12.21cm">
          <text:p text:style-name="P1">Salas</text:p>
          <draw:enhanced-geometry svg:viewBox="0 0 21600 21600" draw:type="rectangle" draw:enhanced-path="M 0 0 L 21600 0 21600 21600 0 21600 0 0 Z N"/>
        </draw:custom-shape>
        <draw:custom-shape draw:style-name="gr23" draw:text-style-name="P1" xml:id="id19" draw:id="id19" draw:layer="layout" svg:width="1.46cm" svg:height="0.88cm" svg:x="18.325cm" svg:y="11.931cm">
          <text:p text:style-name="P1">Celebr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1.639cm" svg:y1="9.802cm" svg:x2="21.746cm" svg:y2="10.605cm" draw:start-shape="id9" draw:start-glue-point="2" draw:end-shape="id17" draw:end-glue-point="4" svg:d="M21639 9802v402h107v401" svg:viewBox="0 0 108 804">
          <text:p/>
        </draw:connector>
        <draw:custom-shape draw:style-name="gr24" draw:text-style-name="P1" xml:id="id18" draw:id="id18" draw:layer="layout" svg:width="1.772cm" svg:height="0.846cm" svg:x="21.088cm" svg:y="12.04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392cm" svg:height="0.546cm" svg:x="21.278cm" svg:y="12.176cm">
          <text:p text:style-name="P1">Sala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1.746cm" svg:y1="11.619cm" svg:x2="21.974cm" svg:y2="12.043cm" draw:start-shape="id17" draw:start-glue-point="6" draw:end-shape="id18" draw:end-glue-point="0" svg:d="M21746 11619v213h228v211" svg:viewBox="0 0 229 425">
          <text:p/>
        </draw:connector>
        <draw:connector draw:style-name="gr5" draw:text-style-name="P1" draw:layer="layout" svg:x1="19.785cm" svg:y1="12.371cm" svg:x2="21.088cm" svg:y2="12.466cm" draw:start-shape="id19" draw:start-glue-point="7" draw:end-shape="id18" draw:end-glue-point="3" svg:d="M19785 12371h652v95h651" svg:viewBox="0 0 1304 96">
          <text:p/>
        </draw:connector>
        <draw:connector draw:style-name="gr5" draw:text-style-name="P1" draw:layer="layout" svg:x1="15.75cm" svg:y1="11.875cm" svg:x2="18.325cm" svg:y2="12.371cm" draw:start-shape="id7" draw:start-glue-point="1" draw:end-shape="id19" draw:end-glue-point="5" svg:d="M15750 11875h1288v496h1287" svg:viewBox="0 0 2576 497">
          <text:p/>
        </draw:connector>
        <draw:line draw:style-name="gr26" draw:text-style-name="P4" draw:layer="layout" svg:x1="21.2cm" svg:y1="10.94cm" svg:x2="22.158cm" svg:y2="10.94cm">
          <text:p/>
        </draw:line>
        <draw:frame draw:style-name="gr20" draw:text-style-name="P3" draw:layer="layout" svg:width="0.619cm" svg:height="0.408cm" svg:x="21.401cm" svg:y="10.605cm">
          <draw:text-box>
            <text:p>Id</text:p>
          </draw:text-box>
        </draw:frame>
        <draw:frame draw:style-name="gr20" draw:text-style-name="P3" draw:layer="layout" svg:width="1.527cm" svg:height="0.565cm" svg:x="19.652cm" svg:y="11.865cm">
          <draw:text-box>
            <text:p>Cada partida se </text:p>
            <text:p>Celebra (1,n)</text:p>
          </draw:text-box>
        </draw:frame>
        <draw:frame draw:style-name="gr20" draw:text-style-name="P3" draw:layer="layout" svg:width="1.884cm" svg:height="0.565cm" svg:x="22.659cm" svg:y="11.486cm">
          <draw:text-box>
            <text:p>Cada hotel tiene salas</text:p>
            <text:p>(1,n)</text:p>
          </draw:text-box>
        </draw:frame>
        <draw:frame draw:style-name="gr20" draw:text-style-name="P3" draw:layer="layout" svg:width="1.97cm" svg:height="0.565cm" svg:x="22.381cm" svg:y="10.049cm">
          <draw:text-box>
            <text:p>Salas pertenece a hotel</text:p>
            <text:p>(1,1)</text:p>
          </draw:text-box>
        </draw:frame>
        <draw:frame draw:style-name="gr27" draw:text-style-name="P3" draw:layer="layout" svg:width="1.454cm" svg:height="0.676cm" svg:x="22.437cm" svg:y="10.739cm">
          <draw:text-box>
            <text:p>1:N</text:p>
          </draw:text-box>
        </draw:frame>
        <draw:frame draw:style-name="gr20" draw:text-style-name="P3" draw:layer="layout" svg:width="1.504cm" svg:height="0.565cm" svg:x="16.733cm" svg:y="11.531cm">
          <draw:text-box>
            <text:p>Cada sala aloja </text:p>
            <text:p>(1,n)</text:p>
          </draw:text-box>
        </draw:frame>
        <draw:frame draw:style-name="gr20" draw:text-style-name="P3" draw:layer="layout" svg:width="2.063cm" svg:height="0.408cm" svg:x="19.217cm" svg:y="12.802cm">
          <draw:text-box>
            <text:p>NumeroEntradaVendidas</text:p>
          </draw:text-box>
        </draw:frame>
        <draw:custom-shape draw:style-name="gr12" draw:text-style-name="P1" draw:layer="layout" svg:width="0.234cm" svg:height="0.223cm" svg:x="19.038cm" svg:y="12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draw:layer="layout" svg:width="1.29cm" svg:height="0.565cm" svg:x="23.328cm" svg:y="12.344cm">
          <draw:text-box>
            <text:p>* IdSala<text:line-break/>+ Capacidad</text:p>
          </draw:text-box>
        </draw:frame>
        <draw:frame draw:style-name="gr20" draw:text-style-name="P3" draw:layer="layout" svg:width="0.952cm" svg:height="0.408cm" svg:x="22.169cm" svg:y="13.391cm">
          <draw:text-box>
            <text:p>Medios</text:p>
          </draw:text-box>
        </draw:frame>
        <draw:custom-shape draw:style-name="gr12" draw:text-style-name="P1" xml:id="id20" draw:id="id20" draw:layer="layout" svg:width="0.256cm" svg:height="0.212cm" svg:x="21.946cm" svg:y="13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4" draw:layer="layout" svg:x1="21.974cm" svg:y1="12.889cm" svg:x2="22.074cm" svg:y2="13.469cm" draw:start-shape="id18" draw:start-glue-point="2" draw:end-shape="id20" draw:end-glue-point="4" svg:d="M21974 12889v290h100v290" svg:viewBox="0 0 101 581">
          <text:p/>
        </draw:connector>
        <draw:custom-shape draw:style-name="gr29" draw:text-style-name="P1" xml:id="id21" draw:id="id21" draw:layer="layout" svg:width="2.072cm" svg:height="1.426cm" svg:x="10.338cm" svg:y="13.012cm">
          <text:p text:style-name="P1">Registr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" xml:id="id22" draw:id="id22" draw:layer="layout" svg:width="1.404cm" svg:height="0.546cm" svg:x="10.605cm" svg:y="15.374cm">
          <text:p text:style-name="P1">Movimiento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267cm" svg:height="0.267cm" svg:x="12.154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draw:layer="layout" svg:width="0.89cm" svg:height="0.408cm" svg:x="12.311cm" svg:y="14.16cm">
          <draw:text-box>
            <text:p>Orden</text:p>
          </draw:text-box>
        </draw:frame>
        <draw:connector draw:style-name="gr26" draw:text-style-name="P4" draw:layer="layout" draw:type="line" svg:x1="14.5cm" svg:y1="11.875cm" svg:x2="11.374cm" svg:y2="13.012cm" draw:start-shape="id7" draw:start-glue-point="3" draw:end-shape="id21" draw:end-glue-point="4" svg:d="M14500 11875l-3126 1137" svg:viewBox="0 0 3127 1138">
          <text:p/>
        </draw:connector>
        <draw:connector draw:style-name="gr26" draw:text-style-name="P4" draw:layer="layout" draw:type="curve" svg:x1="11.374cm" svg:y1="14.438cm" svg:x2="11.307cm" svg:y2="15.374cm" draw:start-shape="id21" draw:start-glue-point="6" draw:end-shape="id22" draw:end-glue-point="0" svg:d="M11374 14438c0 703-67 236-67 936" svg:viewBox="0 0 68 937">
          <text:p/>
        </draw:connector>
        <draw:frame draw:style-name="gr20" draw:text-style-name="P3" draw:layer="layout" svg:width="2.055cm" svg:height="0.408cm" svg:x="11.029cm" svg:y="16.198cm">
          <draw:text-box>
            <text:p>*Identificaci´nMovimiento</text:p>
          </draw:text-box>
        </draw:frame>
        <draw:custom-shape draw:style-name="gr31" draw:text-style-name="P5" draw:layer="layout" svg:width="0.312cm" svg:height="0.234cm" svg:x="10.94cm" svg:y="1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3" draw:id="id23" draw:layer="layout" svg:width="0.289cm" svg:height="0.279cm" svg:x="10.929cm" svg:y="16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draw:layer="layout" svg:width="1.216cm" svg:height="0.408cm" svg:x="11.174cm" svg:y="16.689cm">
          <draw:text-box>
            <text:p>Movimiento</text:p>
          </draw:text-box>
        </draw:frame>
        <draw:connector draw:style-name="gr32" draw:text-style-name="P4" draw:layer="layout" draw:line-skew="-1.604cm -1.47cm" svg:x1="11.307cm" svg:y1="15.92cm" svg:x2="10.929cm" svg:y2="16.873cm" draw:start-shape="id22" draw:start-glue-point="2" draw:end-shape="id23" draw:end-glue-point="6" svg:d="M11307 15920v-11h-2673v964h2295" svg:viewBox="0 0 2674 965">
          <text:p/>
        </draw:connector>
        <draw:frame draw:style-name="gr20" draw:text-style-name="P3" draw:layer="layout" svg:width="1.589cm" svg:height="0.408cm" svg:x="11.219cm" svg:y="16.978cm">
          <draw:text-box>
            <text:p>BreveComentario</text:p>
          </draw:text-box>
        </draw:frame>
        <draw:frame draw:style-name="gr20" draw:text-style-name="P3" draw:layer="layout" svg:width="3.717cm" svg:height="0.565cm" svg:x="11.32cm" svg:y="14.617cm">
          <draw:text-box>
            <text:p>De cad partida se registran todos los movmimientos</text:p>
            <text:p>(1,n)</text:p>
          </draw:text-box>
        </draw:frame>
        <draw:frame draw:style-name="gr20" draw:text-style-name="P3" draw:layer="layout" svg:width="1.931cm" svg:height="0.879cm" svg:x="12.634cm" svg:y="12.7cm">
          <draw:text-box>
            <text:p>Cada movimiento tiene</text:p>
            <text:p>Partidas<text:line-break/><text:line-break/>(1,1)</text:p>
          </draw:text-box>
        </draw:frame>
        <draw:frame draw:style-name="gr20" draw:text-style-name="P3" draw:layer="layout" svg:width="0.719cm" svg:height="0.408cm" svg:x="9.96cm" svg:y="13.702cm">
          <draw:text-box>
            <text:p>1:N</text:p>
          </draw:text-box>
        </draw:frame>
        <draw:frame draw:style-name="gr20" draw:text-style-name="P3" draw:layer="layout" svg:width="2.397cm" svg:height="0.565cm" svg:x="13.48cm" svg:y="8.879cm">
          <draw:text-box>
            <text:p>Una partida tiene participantes</text:p>
            <text:p>(1,2)</text:p>
          </draw:text-box>
        </draw:frame>
        <draw:frame draw:style-name="gr20" draw:text-style-name="P3" draw:layer="layout" svg:width="0.719cm" svg:height="0.408cm" svg:x="16.065cm" svg:y="10.082cm">
          <draw:text-box>
            <text:p>1:N</text:p>
          </draw:text-box>
        </draw:frame>
        <draw:frame draw:style-name="gr20" draw:text-style-name="P3" draw:layer="layout" svg:width="0.719cm" svg:height="0.408cm" svg:x="16.187cm" svg:y="13.079cm">
          <draw:text-box>
            <text:p>N:1</text:p>
          </draw:text-box>
        </draw:frame>
        <draw:frame draw:style-name="gr20" draw:text-style-name="P3" draw:layer="layout" svg:width="0.719cm" svg:height="0.408cm" svg:x="19.017cm" svg:y="11.609cm">
          <draw:text-box>
            <text:p>1: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9" draw:display-name="Puntas de flech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7T10:03:54.387000000</meta:creation-date>
    <dc:date>2024-11-07T21:11:08.131000000</dc:date>
    <meta:editing-duration>PT2H9M16S</meta:editing-duration>
    <meta:editing-cycles>16</meta:editing-cycles>
    <meta:generator>LibreOffice/24.8.2.1$Windows_X86_64 LibreOffice_project/0f794b6e29741098670a3b95d60478a65d05ef13</meta:generator>
    <meta:document-statistic meta:object-count="80"/>
  </office:meta>
</office:document-meta>
</file>